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7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6.105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3.246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5.188cm"/>
    </style:style>
    <style:style style:name="co9" style:family="table-column">
      <style:table-column-properties fo:break-before="auto" style:column-width="2.441cm"/>
    </style:style>
    <style:style style:name="co10" style:family="table-column">
      <style:table-column-properties fo:break-before="auto" style:column-width="6.325cm"/>
    </style:style>
    <style:style style:name="co11" style:family="table-column">
      <style:table-column-properties fo:break-before="auto" style:column-width="4.717cm"/>
    </style:style>
    <style:style style:name="co12" style:family="table-column">
      <style:table-column-properties fo:break-before="auto" style:column-width="5.076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  <style:map style:condition="cell-content()=[$Sheet1.$F$3]=0" style:apply-style-name="Not_5f_supported" style:base-cell-address="Sheet1.E7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  <style:map style:condition="cell-content()=[$Sheet1.$F$3]=0" style:apply-style-name="Not_5f_supported" style:base-cell-address="Sheet1.E7"/>
    </style:style>
    <style:style style:name="ce12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Arial"/>
      <style:map style:condition="cell-content()=0" style:apply-style-name="Not_5f_supported" style:base-cell-address="Sheet1.E13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Arial"/>
      <style:map style:condition="cell-content()=0" style:apply-style-name="Not_5f_supported" style:base-cell-address="Sheet1.E13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column table:style-name="co7" table:number-columns-repeated="246" table:default-cell-style-name="ce2"/>
        <table:table-row table:style-name="ro1">
          <table:table-cell table:style-name="ce1" office:value-type="string">
            <text:p>Common Name</text:p>
          </table:table-cell>
          <table:table-cell table:style-name="ce5" office:value-type="string">
            <text:p>Path</text:p>
          </table:table-cell>
          <table:table-cell table:style-name="ce10" office:value-type="string">
            <text:p>URI</text:p>
          </table:table-cell>
          <table:table-cell table:style-name="ce5" office:value-type="string">
            <text:p>API Key</text:p>
          </table:table-cell>
          <table:table-cell table:style-name="ce5" office:value-type="string">
            <text:p>Cache</text:p>
          </table:table-cell>
          <table:table-cell table:style-name="ce10" office:value-type="string">
            <text:p>EveApi supported</text:p>
          </table:table-cell>
          <table:table-cell table:style-name="ce10" office:value-type="string">
            <text:p>Scope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string">
            <text:p>Account Status</text:p>
          </table:table-cell>
          <table:table-cell office:value-type="string">
            <text:p>/account</text:p>
          </table:table-cell>
          <table:table-cell office:value-type="string">
            <text:p>/AccountStatus.xml.aspx</text:p>
          </table:table-cell>
          <table:table-cell office:value-type="string">
            <text:p>Full </text:p>
          </table:table-cell>
          <table:table-cell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Account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Character List (on account) </text:p>
          </table:table-cell>
          <table:table-cell table:style-name="ce7" office:value-type="string">
            <text:p>/account</text:p>
          </table:table-cell>
          <table:table-cell office:value-type="string">
            <text:p>/Characters.xml.aspx </text:p>
          </table:table-cell>
          <table:table-cell table:style-name="ce7" office:value-type="string">
            <text:p>Limited </text:p>
          </table:table-cell>
          <table:table-cell table:style-name="ce7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Account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4" office:value-type="string">
            <text:p>Account Balances </text:p>
          </table:table-cell>
          <table:table-cell table:style-name="ce8" office:value-type="string">
            <text:p>/char</text:p>
          </table:table-cell>
          <table:table-cell office:value-type="string">
            <text:p>/AccountBalance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Asset List </text:p>
          </table:table-cell>
          <table:table-cell table:style-name="ce8" office:value-type="string">
            <text:p>/char</text:p>
          </table:table-cell>
          <table:table-cell office:value-type="string">
            <text:p>/AssetList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Character Sheet </text:p>
          </table:table-cell>
          <table:table-cell table:style-name="ce8" office:value-type="string">
            <text:p>/char</text:p>
          </table:table-cell>
          <table:table-cell office:value-type="string">
            <text:p>/CharacterSheet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office:value-type="string">
            <text:p>Contact List </text:p>
          </table:table-cell>
          <table:table-cell office:value-type="string">
            <text:p>/char</text:p>
          </table:table-cell>
          <table:table-cell office:value-type="string">
            <text:p>/ContactList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office:value-type="string">
            <text:p>Contact Notifications </text:p>
          </table:table-cell>
          <table:table-cell office:value-type="string">
            <text:p>/char</text:p>
          </table:table-cell>
          <table:table-cell office:value-type="string">
            <text:p>/ContactNotifications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actional Warfare Stats </text:p>
          </table:table-cell>
          <table:table-cell table:style-name="ce8" office:value-type="string">
            <text:p>/char</text:p>
          </table:table-cell>
          <table:table-cell office:value-type="string">
            <text:p>/FacWarStats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Industry Jobs </text:p>
          </table:table-cell>
          <table:table-cell table:style-name="ce8" office:value-type="string">
            <text:p>/char</text:p>
          </table:table-cell>
          <table:table-cell office:value-type="string">
            <text:p>/IndustryJob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Kill Mails (Kill Logs) </text:p>
          </table:table-cell>
          <table:table-cell table:style-name="ce8" office:value-type="string">
            <text:p>/char</text:p>
          </table:table-cell>
          <table:table-cell office:value-type="string">
            <text:p>/Killlog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office:value-type="string">
            <text:p>Mail Bodies</text:p>
          </table:table-cell>
          <table:table-cell office:value-type="string">
            <text:p>/char</text:p>
          </table:table-cell>
          <table:table-cell office:value-type="string">
            <text:p>/MailBodies.xml.aspx</text:p>
          </table:table-cell>
          <table:table-cell office:value-type="string">
            <text:p>Full </text:p>
          </table:table-cell>
          <table:table-cell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Mail Messages (Headers) </text:p>
          </table:table-cell>
          <table:table-cell table:style-name="ce8" office:value-type="string">
            <text:p>/char</text:p>
          </table:table-cell>
          <table:table-cell office:value-type="string">
            <text:p>/MailMessage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M-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Mailing Lists </text:p>
          </table:table-cell>
          <table:table-cell table:style-name="ce8" office:value-type="string">
            <text:p>/char</text:p>
          </table:table-cell>
          <table:table-cell office:value-type="string">
            <text:p>/MailingList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Market Orders </text:p>
          </table:table-cell>
          <table:table-cell table:style-name="ce8" office:value-type="string">
            <text:p>/char</text:p>
          </table:table-cell>
          <table:table-cell office:value-type="string">
            <text:p>/MarketOrder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Medals </text:p>
          </table:table-cell>
          <table:table-cell table:style-name="ce8" office:value-type="string">
            <text:p>/char</text:p>
          </table:table-cell>
          <table:table-cell office:value-type="string">
            <text:p>/Medals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Notifications </text:p>
          </table:table-cell>
          <table:table-cell table:style-name="ce8" office:value-type="string">
            <text:p>/char</text:p>
          </table:table-cell>
          <table:table-cell office:value-type="string">
            <text:p>/Notification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M-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office:value-type="string">
            <text:p>NPC Standings</text:p>
          </table:table-cell>
          <table:table-cell table:style-name="ce9" office:value-type="string">
            <text:p>/char</text:p>
          </table:table-cell>
          <table:table-cell table:style-name="Default" office:value-type="string">
            <text:p>/Standings.xml.aspx</text:p>
          </table:table-cell>
          <table:table-cell office:value-type="string">
            <text:p>Limited </text:p>
          </table:table-cell>
          <table:table-cell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Research </text:p>
          </table:table-cell>
          <table:table-cell table:style-name="ce8" office:value-type="string">
            <text:p>/char</text:p>
          </table:table-cell>
          <table:table-cell office:value-type="string">
            <text:p>/Research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Skill in Training </text:p>
          </table:table-cell>
          <table:table-cell table:style-name="ce8" office:value-type="string">
            <text:p>/char</text:p>
          </table:table-cell>
          <table:table-cell office:value-type="string">
            <text:p>/SkillInTraining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Skill Queue </text:p>
          </table:table-cell>
          <table:table-cell table:style-name="ce8" office:value-type="string">
            <text:p>/char</text:p>
          </table:table-cell>
          <table:table-cell office:value-type="string">
            <text:p>/SkillQueue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Standings </text:p>
          </table:table-cell>
          <table:table-cell table:style-name="ce8" office:value-type="string">
            <text:p>/char</text:p>
          </table:table-cell>
          <table:table-cell office:value-type="string">
            <text:p>/Standings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office:value-type="string">
            <text:p>Upcoming Calendar Events </text:p>
          </table:table-cell>
          <table:table-cell table:style-name="ce9" office:value-type="string">
            <text:p>/char</text:p>
          </table:table-cell>
          <table:table-cell table:style-name="Default" office:value-type="string">
            <text:p>/UpcomingCalendarEvents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Wallet Journal </text:p>
          </table:table-cell>
          <table:table-cell table:style-name="ce8" office:value-type="string">
            <text:p>/char</text:p>
          </table:table-cell>
          <table:table-cell office:value-type="string">
            <text:p>/WalletJournal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Wallet Transactions </text:p>
          </table:table-cell>
          <table:table-cell table:style-name="ce8" office:value-type="string">
            <text:p>/char</text:p>
          </table:table-cell>
          <table:table-cell office:value-type="string">
            <text:p>/WalletTransaction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Account Balances </text:p>
          </table:table-cell>
          <table:table-cell table:style-name="ce8" office:value-type="string">
            <text:p>/corp</text:p>
          </table:table-cell>
          <table:table-cell office:value-type="string">
            <text:p>/AccountBalance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Asset List </text:p>
          </table:table-cell>
          <table:table-cell table:style-name="ce8" office:value-type="string">
            <text:p>/corp</text:p>
          </table:table-cell>
          <table:table-cell office:value-type="string">
            <text:p>/AssetList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office:value-type="string">
            <text:p>Calendar Event Attendees </text:p>
          </table:table-cell>
          <table:table-cell table:style-name="ce9" office:value-type="string">
            <text:p>/corp</text:p>
          </table:table-cell>
          <table:table-cell table:style-name="Default" office:value-type="string">
            <text:p>/CalendarEventAttendees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office:value-type="string">
            <text:p>Contact List </text:p>
          </table:table-cell>
          <table:table-cell table:style-name="ce9" office:value-type="string">
            <text:p>/corp</text:p>
          </table:table-cell>
          <table:table-cell table:style-name="Default" office:value-type="string">
            <text:p>/ContactList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Container Log </text:p>
          </table:table-cell>
          <table:table-cell table:style-name="ce8" office:value-type="string">
            <text:p>/corp</text:p>
          </table:table-cell>
          <table:table-cell office:value-type="string">
            <text:p>/ContainerLog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Corporation Sheet </text:p>
          </table:table-cell>
          <table:table-cell table:style-name="ce8" office:value-type="string">
            <text:p>/corp</text:p>
          </table:table-cell>
          <table:table-cell office:value-type="string">
            <text:p>/CorporationSheet.xml.aspx </text:p>
          </table:table-cell>
          <table:table-cell table:style-name="ce8" office:value-type="string">
            <text:p>None / Limited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Factional Warfare Stats </text:p>
          </table:table-cell>
          <table:table-cell table:style-name="ce8" office:value-type="string">
            <text:p>/corp</text:p>
          </table:table-cell>
          <table:table-cell office:value-type="string">
            <text:p>/FacWarStats.xml.aspx </text:p>
          </table:table-cell>
          <table:table-cell table:style-name="ce8" office:value-type="string">
            <text:p>Limited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Industry Jobs </text:p>
          </table:table-cell>
          <table:table-cell table:style-name="ce8" office:value-type="string">
            <text:p>/corp</text:p>
          </table:table-cell>
          <table:table-cell office:value-type="string">
            <text:p>/IndustryJob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Kill Mails (Kill Logs) </text:p>
          </table:table-cell>
          <table:table-cell table:style-name="ce8" office:value-type="string">
            <text:p>/corp</text:p>
          </table:table-cell>
          <table:table-cell office:value-type="string">
            <text:p>/Killlog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arket Orders </text:p>
          </table:table-cell>
          <table:table-cell table:style-name="ce8" office:value-type="string">
            <text:p>/corp</text:p>
          </table:table-cell>
          <table:table-cell office:value-type="string">
            <text:p>/MarketOrder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edals </text:p>
          </table:table-cell>
          <table:table-cell table:style-name="ce8" office:value-type="string">
            <text:p>/corp</text:p>
          </table:table-cell>
          <table:table-cell office:value-type="string">
            <text:p>/Medals.xml.aspx </text:p>
          </table:table-cell>
          <table:table-cell table:style-name="ce8" office:value-type="string">
            <text:p>Limited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ember Medals </text:p>
          </table:table-cell>
          <table:table-cell table:style-name="ce8" office:value-type="string">
            <text:p>/corp</text:p>
          </table:table-cell>
          <table:table-cell office:value-type="string">
            <text:p>/MemberMedals.xml.aspx </text:p>
          </table:table-cell>
          <table:table-cell table:style-name="ce8" office:value-type="string">
            <text:p>Limited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ember Security </text:p>
          </table:table-cell>
          <table:table-cell table:style-name="ce8" office:value-type="string">
            <text:p>/corp</text:p>
          </table:table-cell>
          <table:table-cell office:value-type="string">
            <text:p>/MemberSecurity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ember Security Log </text:p>
          </table:table-cell>
          <table:table-cell table:style-name="ce8" office:value-type="string">
            <text:p>/corp</text:p>
          </table:table-cell>
          <table:table-cell office:value-type="string">
            <text:p>/MemberSecurityLog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ember Tracking </text:p>
          </table:table-cell>
          <table:table-cell table:style-name="ce8" office:value-type="string">
            <text:p>/corp</text:p>
          </table:table-cell>
          <table:table-cell office:value-type="string">
            <text:p>/MemberTracking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office:value-type="string">
            <text:p>NPC Standings</text:p>
          </table:table-cell>
          <table:table-cell table:style-name="ce9" office:value-type="string">
            <text:p>/corp</text:p>
          </table:table-cell>
          <table:table-cell table:style-name="Default" office:value-type="string">
            <text:p>/Standings.xml.aspx</text:p>
          </table:table-cell>
          <table:table-cell office:value-type="string">
            <text:p>Full </text:p>
          </table:table-cell>
          <table:table-cell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office:value-type="string">
            <text:p>Outpost List </text:p>
          </table:table-cell>
          <table:table-cell table:style-name="ce9" office:value-type="string">
            <text:p>/corp</text:p>
          </table:table-cell>
          <table:table-cell table:style-name="Default" office:value-type="string">
            <text:p>/OutpostList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office:value-type="string">
            <text:p>Outpost Service Detail </text:p>
          </table:table-cell>
          <table:table-cell table:style-name="ce9" office:value-type="string">
            <text:p>/corp</text:p>
          </table:table-cell>
          <table:table-cell table:style-name="Default" office:value-type="string">
            <text:p>/OutpostServiceDetail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POS Details (Player Owned Station) </text:p>
          </table:table-cell>
          <table:table-cell table:style-name="ce8" office:value-type="string">
            <text:p>/corp</text:p>
          </table:table-cell>
          <table:table-cell office:value-type="string">
            <text:p>/StarbaseDetail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POS List (Player Owned Station) </text:p>
          </table:table-cell>
          <table:table-cell table:style-name="ce8" office:value-type="string">
            <text:p>/corp</text:p>
          </table:table-cell>
          <table:table-cell office:value-type="string">
            <text:p>/StarbaseList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Shareholder </text:p>
          </table:table-cell>
          <table:table-cell table:style-name="ce8" office:value-type="string">
            <text:p>/corp</text:p>
          </table:table-cell>
          <table:table-cell office:value-type="string">
            <text:p>/Shareholder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Standings </text:p>
          </table:table-cell>
          <table:table-cell table:style-name="ce8" office:value-type="string">
            <text:p>/corp</text:p>
          </table:table-cell>
          <table:table-cell office:value-type="string">
            <text:p>/Standing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Titles </text:p>
          </table:table-cell>
          <table:table-cell table:style-name="ce8" office:value-type="string">
            <text:p>/corp</text:p>
          </table:table-cell>
          <table:table-cell office:value-type="string">
            <text:p>/Title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Wallet Journal </text:p>
          </table:table-cell>
          <table:table-cell table:style-name="ce8" office:value-type="string">
            <text:p>/corp</text:p>
          </table:table-cell>
          <table:table-cell office:value-type="string">
            <text:p>/WalletJournal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Wallet Transactions </text:p>
          </table:table-cell>
          <table:table-cell table:style-name="ce8" office:value-type="string">
            <text:p>/corp</text:p>
          </table:table-cell>
          <table:table-cell office:value-type="string">
            <text:p>/WalletTransaction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Alliance List </text:p>
          </table:table-cell>
          <table:table-cell table:style-name="ce8" office:value-type="string">
            <text:p>/eve</text:p>
          </table:table-cell>
          <table:table-cell office:value-type="string">
            <text:p>/AllianceList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Certificate Tree </text:p>
          </table:table-cell>
          <table:table-cell table:style-name="ce8" office:value-type="string">
            <text:p>/eve</text:p>
          </table:table-cell>
          <table:table-cell office:value-type="string">
            <text:p>/CertificateTree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office:value-type="string">
            <text:p>Character Info</text:p>
          </table:table-cell>
          <table:table-cell table:style-name="ce9" office:value-type="string">
            <text:p>/eve</text:p>
          </table:table-cell>
          <table:table-cell table:style-name="Default" office:value-type="string">
            <text:p>/CharacterInfo.xml.aspx</text:p>
          </table:table-cell>
          <table:table-cell office:value-type="string">
            <text:p>None / Limited / Full</text:p>
          </table:table-cell>
          <table:table-cell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Conquerable Station/Outpost List </text:p>
          </table:table-cell>
          <table:table-cell table:style-name="ce8" office:value-type="string">
            <text:p>/eve</text:p>
          </table:table-cell>
          <table:table-cell office:value-type="string">
            <text:p>/ConquerableStationList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Error List </text:p>
          </table:table-cell>
          <table:table-cell table:style-name="ce8" office:value-type="string">
            <text:p>/eve</text:p>
          </table:table-cell>
          <table:table-cell office:value-type="string">
            <text:p>/ErrorList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Factional Warfare Stats </text:p>
          </table:table-cell>
          <table:table-cell table:style-name="ce8" office:value-type="string">
            <text:p>/eve</text:p>
          </table:table-cell>
          <table:table-cell office:value-type="string">
            <text:p>/FacWarStat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Factional Warfare Top 100 Stats </text:p>
          </table:table-cell>
          <table:table-cell table:style-name="ce8" office:value-type="string">
            <text:p>/eve</text:p>
          </table:table-cell>
          <table:table-cell office:value-type="string">
            <text:p>/FacWarTopStat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ID to Name Conversion </text:p>
          </table:table-cell>
          <table:table-cell table:style-name="ce8" office:value-type="string">
            <text:p>/eve</text:p>
          </table:table-cell>
          <table:table-cell office:value-type="string">
            <text:p>/CharacterName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Name to ID Conversion </text:p>
          </table:table-cell>
          <table:table-cell table:style-name="ce8" office:value-type="string">
            <text:p>/eve</text:p>
          </table:table-cell>
          <table:table-cell office:value-type="string">
            <text:p>/CharacterID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RefTypes List </text:p>
          </table:table-cell>
          <table:table-cell table:style-name="ce8" office:value-type="string">
            <text:p>/eve</text:p>
          </table:table-cell>
          <table:table-cell office:value-type="string">
            <text:p>/RefType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Skill Tree </text:p>
          </table:table-cell>
          <table:table-cell table:style-name="ce8" office:value-type="string">
            <text:p>/eve</text:p>
          </table:table-cell>
          <table:table-cell office:value-type="string">
            <text:p>/SkillTree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Factional Warfare Occupancy Map </text:p>
          </table:table-cell>
          <table:table-cell table:style-name="ce8" office:value-type="string">
            <text:p>/map</text:p>
          </table:table-cell>
          <table:table-cell office:value-type="string">
            <text:p>/FacWarSystem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Jumps </text:p>
          </table:table-cell>
          <table:table-cell table:style-name="ce8" office:value-type="string">
            <text:p>/map</text:p>
          </table:table-cell>
          <table:table-cell office:value-type="string">
            <text:p>/Jump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Kills </text:p>
          </table:table-cell>
          <table:table-cell table:style-name="ce8" office:value-type="string">
            <text:p>/map</text:p>
          </table:table-cell>
          <table:table-cell office:value-type="string">
            <text:p>/Kill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Sovereignty </text:p>
          </table:table-cell>
          <table:table-cell table:style-name="ce8" office:value-type="string">
            <text:p>/map</text:p>
          </table:table-cell>
          <table:table-cell office:value-type="string">
            <text:p>/Sovereignty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Sovereignty Status (API disabled) </text:p>
          </table:table-cell>
          <table:table-cell table:style-name="ce8" office:value-type="string">
            <text:p>/map</text:p>
          </table:table-cell>
          <table:table-cell office:value-type="string">
            <text:p>/SovereigntyStatu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Map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Server Status </text:p>
          </table:table-cell>
          <table:table-cell table:style-name="ce8" office:value-type="string">
            <text:p>/server</text:p>
          </table:table-cell>
          <table:table-cell office:value-type="string">
            <text:p>/ServerStatu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Server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3" table:number-rows-repeated="46">
          <table:table-cell/>
          <table:table-cell table:style-name="ce9"/>
          <table:table-cell table:style-name="Default"/>
          <table:table-cell table:number-columns-repeated="253"/>
        </table:table-row>
        <table:table-row table:style-name="ro3" table:number-rows-repeated="6542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heet2" table:style-name="ta1" table:print="false">
        <table:table-column table:style-name="co7" table:default-cell-style-name="Default"/>
        <table:table-column table:style-name="co11" table:default-cell-style-name="Default"/>
        <table:table-column table:style-name="co7" table:number-columns-repeated="6" table:default-cell-style-name="Default"/>
        <table:table-column table:style-name="co12" table:default-cell-style-name="Default"/>
        <table:table-column table:style-name="co7" table:number-columns-repeated="246" table:default-cell-style-name="Default"/>
        <table:table-row table:style-name="ro1">
          <table:table-cell table:style-name="ce3" office:value-type="string">
            <text:p>ID to Character Portrait </text:p>
          </table:table-cell>
          <table:table-cell table:style-name="ce2" office:value-type="string">
            <text:p><text:a xlink:href="http://wiki.eve-id.net/APIv2_Eve_CharacterPortrait_JPG">http://img.eve.is/serv.asp</text:a> </text:p>
          </table:table-cell>
          <table:table-cell table:style-name="ce8" office:value-type="string">
            <text:p>None </text:p>
          </table:table-cell>
          <table:table-cell table:style-name="ce13"/>
          <table:table-cell table:style-name="ce14" office:value-type="boolean" office:boolean-value="false">
            <text:p>FALSE</text:p>
          </table:table-cell>
          <table:table-cell table:style-name="ce6" office:value-type="string">
            <text:p>Misc</text:p>
          </table:table-cell>
          <table:table-cell/>
          <table:table-cell table:style-name="ce2" table:formula="of:=SEARCH(&quot;/&quot;;[.I1];2)-1" office:value-type="float" office:value="0">
            <text:p>#VALUE!</text:p>
          </table:table-cell>
          <table:table-cell table:style-name="ce3"/>
          <table:table-cell table:style-name="ce2" table:number-columns-repeated="246"/>
        </table:table-row>
        <table:table-row table:style-name="ro3" table:number-rows-repeated="10">
          <table:table-cell table:number-columns-repeated="255"/>
        </table:table-row>
        <table:table-row table:style-name="ro3">
          <table:table-cell table:number-columns-repeated="2"/>
          <table:table-cell table:formula="of:=LEFT([.K12];[.J12])">
            <text:p/>
          </table:table-cell>
          <table:table-cell table:formula="of:=RIGHT([.K12];LEN([.K12])-[.J1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3];[.J13])">
            <text:p/>
          </table:table-cell>
          <table:table-cell table:formula="of:=RIGHT([.K13];LEN([.K13])-[.J1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4];[.J14])">
            <text:p/>
          </table:table-cell>
          <table:table-cell table:formula="of:=RIGHT([.K14];LEN([.K14])-[.J1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5];[.J15])">
            <text:p/>
          </table:table-cell>
          <table:table-cell table:formula="of:=RIGHT([.K15];LEN([.K15])-[.J1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6];[.J16])">
            <text:p/>
          </table:table-cell>
          <table:table-cell table:formula="of:=RIGHT([.K16];LEN([.K16])-[.J1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7];[.J17])">
            <text:p/>
          </table:table-cell>
          <table:table-cell table:formula="of:=RIGHT([.K17];LEN([.K17])-[.J1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8];[.J18])">
            <text:p/>
          </table:table-cell>
          <table:table-cell table:formula="of:=RIGHT([.K18];LEN([.K18])-[.J1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9];[.J19])">
            <text:p/>
          </table:table-cell>
          <table:table-cell table:formula="of:=RIGHT([.K19];LEN([.K19])-[.J1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0];[.J20])">
            <text:p/>
          </table:table-cell>
          <table:table-cell table:formula="of:=RIGHT([.K20];LEN([.K20])-[.J2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1];[.J21])">
            <text:p/>
          </table:table-cell>
          <table:table-cell table:formula="of:=RIGHT([.K21];LEN([.K21])-[.J2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2];[.J22])">
            <text:p/>
          </table:table-cell>
          <table:table-cell table:formula="of:=RIGHT([.K22];LEN([.K22])-[.J2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3];[.J23])">
            <text:p/>
          </table:table-cell>
          <table:table-cell table:formula="of:=RIGHT([.K23];LEN([.K23])-[.J2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4];[.J24])">
            <text:p/>
          </table:table-cell>
          <table:table-cell table:formula="of:=RIGHT([.K24];LEN([.K24])-[.J2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5];[.J25])">
            <text:p/>
          </table:table-cell>
          <table:table-cell table:formula="of:=RIGHT([.K25];LEN([.K25])-[.J2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6];[.J26])">
            <text:p/>
          </table:table-cell>
          <table:table-cell table:formula="of:=RIGHT([.K26];LEN([.K26])-[.J2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7];[.J27])">
            <text:p/>
          </table:table-cell>
          <table:table-cell table:formula="of:=RIGHT([.K27];LEN([.K27])-[.J2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8];[.J28])">
            <text:p/>
          </table:table-cell>
          <table:table-cell table:formula="of:=RIGHT([.K28];LEN([.K28])-[.J2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9];[.J29])">
            <text:p/>
          </table:table-cell>
          <table:table-cell table:formula="of:=RIGHT([.K29];LEN([.K29])-[.J2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0];[.J30])">
            <text:p/>
          </table:table-cell>
          <table:table-cell table:formula="of:=RIGHT([.K30];LEN([.K30])-[.J3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1];[.J31])">
            <text:p/>
          </table:table-cell>
          <table:table-cell table:formula="of:=RIGHT([.K31];LEN([.K31])-[.J3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2];[.J32])">
            <text:p/>
          </table:table-cell>
          <table:table-cell table:formula="of:=RIGHT([.K32];LEN([.K32])-[.J3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3];[.J33])">
            <text:p/>
          </table:table-cell>
          <table:table-cell table:formula="of:=RIGHT([.K33];LEN([.K33])-[.J3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4];[.J34])">
            <text:p/>
          </table:table-cell>
          <table:table-cell table:formula="of:=RIGHT([.K34];LEN([.K34])-[.J3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5];[.J35])">
            <text:p/>
          </table:table-cell>
          <table:table-cell table:formula="of:=RIGHT([.K35];LEN([.K35])-[.J3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6];[.J36])">
            <text:p/>
          </table:table-cell>
          <table:table-cell table:formula="of:=RIGHT([.K36];LEN([.K36])-[.J3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7];[.J37])">
            <text:p/>
          </table:table-cell>
          <table:table-cell table:formula="of:=RIGHT([.K37];LEN([.K37])-[.J3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8];[.J38])">
            <text:p/>
          </table:table-cell>
          <table:table-cell table:formula="of:=RIGHT([.K38];LEN([.K38])-[.J3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9];[.J39])">
            <text:p/>
          </table:table-cell>
          <table:table-cell table:formula="of:=RIGHT([.K39];LEN([.K39])-[.J3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0];[.J40])">
            <text:p/>
          </table:table-cell>
          <table:table-cell table:formula="of:=RIGHT([.K40];LEN([.K40])-[.J4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1];[.J41])">
            <text:p/>
          </table:table-cell>
          <table:table-cell table:formula="of:=RIGHT([.K41];LEN([.K41])-[.J4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2];[.J42])">
            <text:p/>
          </table:table-cell>
          <table:table-cell table:formula="of:=RIGHT([.K42];LEN([.K42])-[.J4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3];[.J43])">
            <text:p/>
          </table:table-cell>
          <table:table-cell table:formula="of:=RIGHT([.K43];LEN([.K43])-[.J4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4];[.J44])">
            <text:p/>
          </table:table-cell>
          <table:table-cell table:formula="of:=RIGHT([.K44];LEN([.K44])-[.J4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5];[.J45])">
            <text:p/>
          </table:table-cell>
          <table:table-cell table:formula="of:=RIGHT([.K45];LEN([.K45])-[.J4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6];[.J46])">
            <text:p/>
          </table:table-cell>
          <table:table-cell table:formula="of:=RIGHT([.K46];LEN([.K46])-[.J4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7];[.J47])">
            <text:p/>
          </table:table-cell>
          <table:table-cell table:formula="of:=RIGHT([.K47];LEN([.K47])-[.J4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8];[.J48])">
            <text:p/>
          </table:table-cell>
          <table:table-cell table:formula="of:=RIGHT([.K48];LEN([.K48])-[.J4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9];[.J49])">
            <text:p/>
          </table:table-cell>
          <table:table-cell table:formula="of:=RIGHT([.K49];LEN([.K49])-[.J4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0];[.J50])">
            <text:p/>
          </table:table-cell>
          <table:table-cell table:formula="of:=RIGHT([.K50];LEN([.K50])-[.J5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1];[.J51])">
            <text:p/>
          </table:table-cell>
          <table:table-cell table:formula="of:=RIGHT([.K51];LEN([.K51])-[.J5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2];[.J52])">
            <text:p/>
          </table:table-cell>
          <table:table-cell table:formula="of:=RIGHT([.K52];LEN([.K52])-[.J5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3];[.J53])">
            <text:p/>
          </table:table-cell>
          <table:table-cell table:formula="of:=RIGHT([.K53];LEN([.K53])-[.J5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4];[.J54])">
            <text:p/>
          </table:table-cell>
          <table:table-cell table:formula="of:=RIGHT([.K54];LEN([.K54])-[.J5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5];[.J55])">
            <text:p/>
          </table:table-cell>
          <table:table-cell table:formula="of:=RIGHT([.K55];LEN([.K55])-[.J5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6];[.J56])">
            <text:p/>
          </table:table-cell>
          <table:table-cell table:formula="of:=RIGHT([.K56];LEN([.K56])-[.J5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7];[.J57])">
            <text:p/>
          </table:table-cell>
          <table:table-cell table:formula="of:=RIGHT([.K57];LEN([.K57])-[.J5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8];[.J58])">
            <text:p/>
          </table:table-cell>
          <table:table-cell table:formula="of:=RIGHT([.K58];LEN([.K58])-[.J5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9];[.J59])">
            <text:p/>
          </table:table-cell>
          <table:table-cell table:formula="of:=RIGHT([.K59];LEN([.K59])-[.J5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0];[.J60])">
            <text:p/>
          </table:table-cell>
          <table:table-cell table:formula="of:=RIGHT([.K60];LEN([.K60])-[.J6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1];[.J61])">
            <text:p/>
          </table:table-cell>
          <table:table-cell table:formula="of:=RIGHT([.K61];LEN([.K61])-[.J6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2];[.J62])">
            <text:p/>
          </table:table-cell>
          <table:table-cell table:formula="of:=RIGHT([.K62];LEN([.K62])-[.J6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3];[.J63])">
            <text:p/>
          </table:table-cell>
          <table:table-cell table:formula="of:=RIGHT([.K63];LEN([.K63])-[.J6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4];[.J64])">
            <text:p/>
          </table:table-cell>
          <table:table-cell table:formula="of:=RIGHT([.K64];LEN([.K64])-[.J6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5];[.J65])">
            <text:p/>
          </table:table-cell>
          <table:table-cell table:formula="of:=RIGHT([.K65];LEN([.K65])-[.J6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</table:table>
      <table:named-expressions>
        <table:named-expression table:name="Character" table:base-cell-address="$Sheet1.$A$4" table:expression="$sheet1.$a$#ref!"/>
        <table:named-expression table:name="Corporation" table:base-cell-address="$Sheet1.$A$23" table:expression="$sheet1.$a$#ref!"/>
        <table:named-expression table:name="Eve" table:base-cell-address="$Sheet1.$A$45" table:expression="$sheet1.$a$#ref!"/>
        <table:named-expression table:name="Map" table:base-cell-address="$Sheet1.$A$57" table:expression="$sheet1.$a$#ref!"/>
        <table:named-expression table:name="Misc" table:base-cell-address="$Sheet1.$A$64" table:expression="$sheet1.$a$#ref!"/>
        <table:named-expression table:name="Server" table:base-cell-address="$Sheet1.$A$67" table:expression="$sheet1.$a$#ref!"/>
      </table:named-expressions>
      <table:database-ranges>
        <table:database-range table:target-range-address="Sheet1.A1:Sheet1.G6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boolean-style style:name="N99">
      <number:boolean/>
    </number:boolean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l" number:country="NL">fl</number:currency-symbol>
      <number:text> </number:text>
      <number:number number:decimal-places="0" number:min-integer-digits="1" number:grouping="true"/>
    </number:currency-style>
    <number:currency-style style:name="N109">
      <number:currency-symbol number:language="nl" number:country="NL">fl</number:currency-symbol>
      <number:text> </number:text>
      <number:number number:decimal-places="0" number:min-integer-digits="1" number:grouping="true"/>
      <number:text>-</number:text>
      <style:map style:condition="value()&gt;=0" style:apply-style-name="N109P0"/>
    </number:currency-style>
    <number:currency-style style:name="N111P0" style:volatile="true">
      <number:currency-symbol number:language="nl" number:country="NL">fl</number:currency-symbol>
      <number:text> </number:text>
      <number:number number:decimal-places="2" number:min-integer-digits="1" number:grouping="true"/>
    </number:currency-style>
    <number:currency-style style:name="N111">
      <number:currency-symbol number:language="nl" number:country="NL">fl</number:currency-symbol>
      <number:text> </number:text>
      <number:number number:decimal-places="2" number:min-integer-digits="1" number:grouping="true"/>
      <number:text>-</number:text>
      <style:map style:condition="value()&gt;=0" style:apply-style-name="N111P0"/>
    </number:currency-style>
    <number:currency-style style:name="N112P0" style:volatile="true">
      <number:currency-symbol number:language="nl" number:country="NL">fl</number:currency-symbol>
      <number:text> </number:text>
      <number:number number:decimal-places="0" number:min-integer-digits="1" number:grouping="true"/>
    </number:currency-style>
    <number:currency-style style:name="N112">
      <style:text-properties fo:color="#ff0000"/>
      <number:currency-symbol number:language="nl" number:country="NL">fl</number:currency-symbol>
      <number:text> </number:text>
      <number:number number:decimal-places="0" number:min-integer-digits="1" number:grouping="true"/>
      <number:text>-</number:text>
      <style:map style:condition="value()&gt;=0" style:apply-style-name="N112P0"/>
    </number:currency-style>
    <number:currency-style style:name="N113P0" style:volatile="true">
      <number:currency-symbol number:language="nl" number:country="NL">fl</number:currency-symbol>
      <number:text> </number:text>
      <number:number number:decimal-places="2" number:min-integer-digits="1" number:grouping="true"/>
    </number:currency-style>
    <number:currency-style style:name="N113">
      <style:text-properties fo:color="#ff0000"/>
      <number:currency-symbol number:language="nl" number:country="NL">fl</number:currency-symbol>
      <number:text> </number:text>
      <number:number number:decimal-places="2" number:min-integer-digits="1" number:grouping="true"/>
      <number:text>-</number:text>
      <style:map style:condition="value()&gt;=0" style:apply-style-name="N113P0"/>
    </number:currency-style>
    <number:currency-style style:name="N115P0" style:volatile="true">
      <number:currency-symbol number:language="nl" number:country="NL">fl</number:currency-symbol>
      <number:text> </number:text>
      <number:number number:decimal-places="2" number:min-integer-digits="1" number:decimal-replacement="--" number:grouping="true"/>
    </number:currency-style>
    <number:currency-style style:name="N115">
      <style:text-properties fo:color="#ff0000"/>
      <number:currency-symbol number:language="nl" number:country="NL">fl</number:currency-symbol>
      <number:text> </number:text>
      <number:number number:decimal-places="2" number:min-integer-digits="1" number:decimal-replacement="--" number:grouping="true"/>
      <number:text>-</number:text>
      <style:map style:condition="value()&gt;=0" style:apply-style-name="N115P0"/>
    </number:currency-style>
    <number:date-style style:name="N117P0" style:volatile="true">
      <number:text>T</number:text>
      <number:year number:style="long"/>
      <number:text>U</number:text>
      <number:year/>
    </number:date-style>
    <number:date-style style:name="N117">
      <style:text-properties fo:color="#ff0000"/>
      <number:text>FAL</number:text>
      <number:seconds/>
      <number:year/>
      <style:map style:condition="value()&gt;=0" style:apply-style-name="N117P0"/>
    </number:date-style>
    <number:currency-style style:name="N11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is" number:country="IS">kr.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is" number:country="IS">kr.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t_5f_supported" style:display-name="Not_supported" style:family="table-cell" style:parent-style-name="Default" style:data-style-name="N99">
      <style:table-cell-properties fo:background-color="#ff9966" style:text-align-source="fix" style:repeat-content="false"/>
      <style:paragraph-properties fo:text-align="center" fo:margin-left="0cm"/>
      <style:text-properties style:font-name="Ari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7">07/04/2011</text:date>, <text:time>20:0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0-04-03T10:38:15</meta:creation-date>
    <dc:date>2011-04-07T20:08:20.76</dc:date>
    <dc:language>en-US</dc:language>
    <meta:editing-cycles>76</meta:editing-cycles>
    <meta:editing-duration>PT20H45M21S</meta:editing-duration>
    <meta:document-statistic meta:table-count="2" meta:cell-count="692" meta:object-count="0"/>
    <meta:user-defined meta:name="Info 1"/>
    <meta:user-defined meta:name="Info 2"/>
    <meta:user-defined meta:name="Info 3"/>
    <meta:user-defined meta:name="Info 4"/>
  </office:meta>
</office:document-meta>
</file>